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Normal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width="true" fo:min-height="0.75cm" fo:min-width="3.10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width="true" fo:min-height="0.75cm" fo:min-width="6.51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0.75cm" fo:min-width="3.018cm"/>
      <style:paragraph-properties style:writing-mode="lr-tb"/>
    </style:style>
    <style:style style:name="gr4" style:family="graphic" style:parent-style-name="objectwithoutfill">
      <style:graphic-properties svg:stroke-width="0.1cm" svg:stroke-color="#000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P1" style:family="paragraph">
      <loext:graphic-properties draw:fill="none" draw:fill-color="#ffffff"/>
      <style:paragraph-properties style:writing-mode="lr-tb"/>
      <style:text-properties style:font-name="Liberation Mono2" fo:font-size="16pt" fo:font-weight="bold" style:font-size-asian="18pt" style:font-size-complex="18pt"/>
    </style:style>
    <style:style style:name="P2" style:family="paragraph">
      <loext:graphic-properties draw:fill="solid"/>
      <style:paragraph-properties fo:text-align="center"/>
    </style:style>
    <style:style style:name="T1" style:family="text">
      <style:text-properties style:font-name="Liberation Mono2" fo:font-size="16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3.601cm" svg:height="1cm" svg:x="11.399cm" svg:y="13.9cm">
          <draw:text-box>
            <text:p><text:span text:style-name="T1">True</text:span></text:p>
          </draw:text-box>
        </draw:frame>
        <draw:frame draw:style-name="gr2" draw:text-style-name="P1" draw:layer="layout" svg:width="7.019cm" svg:height="1cm" svg:x="8.181cm" svg:y="9cm">
          <draw:text-box>
            <text:p><text:span text:style-name="T1">estimación &lt; número</text:span></text:p>
          </draw:text-box>
        </draw:frame>
        <draw:frame draw:style-name="gr3" draw:text-style-name="P1" draw:layer="layout" svg:width="3.518cm" svg:height="1cm" svg:x="10.9cm" svg:y="11.3cm">
          <draw:text-box>
            <text:p><text:span text:style-name="T1">10 &lt; 16</text:span></text:p>
          </draw:text-box>
        </draw:frame>
        <draw:line draw:style-name="gr4" draw:text-style-name="P2" draw:layer="layout" svg:x1="12.3cm" svg:y1="9.9cm" svg:x2="12.3cm" svg:y2="11.3cm">
          <text:p/>
        </draw:line>
        <draw:line draw:style-name="gr4" draw:text-style-name="P2" draw:layer="layout" svg:x1="12.3cm" svg:y1="12.275cm" svg:x2="12.3cm" svg:y2="13.67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Normal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ime Gutierrez</meta:initial-creator>
    <meta:creation-date>2020-03-23T13:58:05.384668892</meta:creation-date>
    <dc:date>2020-03-23T14:05:10.105543965</dc:date>
    <dc:creator>Jaime Gutierrez</dc:creator>
    <meta:editing-duration>PT6M26S</meta:editing-duration>
    <meta:editing-cycles>2</meta:editing-cycles>
    <meta:generator>LibreOffice/6.4.1.2$Linux_X86_64 LibreOffice_project/40$Build-2</meta:generator>
    <meta:document-statistic meta:object-count="5"/>
  </office:meta>
</office:document-meta>
</file>